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div</mtext>
      <mi>E</mi>
      <mrow>
        <mi/>
        <mo stretchy="false">=</mo>
        <mi/>
      </mrow>
      <mrow>
        <munder>
          <mi>lim</mi>
          <mrow>
            <mo stretchy="false">Δ</mo>
            <mi>V</mi>
            <mo stretchy="false">→</mo>
            <mn>0</mn>
          </mrow>
        </munder>
        <mrow>
          <mfrac>
            <mn>1</mn>
            <mrow>
              <mo stretchy="false">Δ</mo>
              <mi>V</mi>
            </mrow>
          </mfrac>
          <mrow>
            <munder>
              <mo stretchy="false">∮</mo>
              <mrow>
                <mi>S</mi>
                <mrow>
                  <mo stretchy="false">(</mo>
                  <mrow>
                    <mo stretchy="false">Δ</mo>
                    <mi>V</mi>
                  </mrow>
                  <mo stretchy="false">)</mo>
                </mrow>
              </mrow>
            </munder>
            <mstyle mathvariant="bold">
              <mrow>
                <mi>E</mi>
              </mrow>
            </mstyle>
          </mrow>
          <mrow>
            <mi/>
            <mo stretchy="false">⋅</mo>
            <mi/>
          </mrow>
          <mtext>d</mtext>
          <mstyle mathvariant="bold">
            <mrow>
              <mi>f</mi>
            </mrow>
          </mstyle>
        </mrow>
      </mrow>
    </mrow>
    <annotation encoding="StarMath 5.0">"div" E `=` lim from {%DELTA V rightarrow 0} {1 over {%DELTA V} lint from {S(%DELTA V)} bold E `cdot` "d" bold f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6:10:46.143000000</meta:creation-date>
    <meta:generator>LibreOffice/4.1.4.2$Windows_x86 LibreOffice_project/0a0440ccc0227ad9829de5f46be37cfb6edcf72</meta:generator>
  </office:meta>
</office:document-meta>
</file>